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T21" style:parent-style-name="Domyślnaczcionkaakapitu" style:family="text">
      <style:text-properties fo:font-size="14pt" style:font-size-asian="14pt" style:font-size-complex="14pt"/>
    </style:style>
    <style:style style:name="T22" style:parent-style-name="Domyślnaczcionkaakapitu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Przy wejściu do wioski widzimy dużą grupę wieśniaków, która stoi wokół chałupy. Na dachu znajduje się Maciek.</text:p>
      <text:p text:style-name="P2"/>
      <text:p text:style-name="P3">Tłum wokół krzyczy:</text:p>
      <text:p text:style-name="Standard"/>
      <text:p text:style-name="P4">- Skacz! Na co czekasz!</text:p>
      <text:p text:style-name="P5">- Nie rób tego, kto będzie<text:s/>zamiatał!</text:p>
      <text:p text:style-name="P6">- Zrób to i tak do niczego się nie<text:s/>nadajesz!</text:p>
      <text:p text:style-name="P7">- Nareszcie będzie spokój, nie będzie się plątał pod nogami.</text:p>
      <text:p text:style-name="P8"/>
      <text:p text:style-name="P9">Maciek skacze, cisza.</text:p>
      <text:p text:style-name="P10">Upada na wóz z sianem, który nagle podjechał.</text:p>
      <text:p text:style-name="P11"/>
      <text:p text:style-name="P12">Ktoś w kapturze zaczyna się odlać, przechodzi obok nas i mówi.</text:p>
      <text:p text:style-name="P13">- Ciekawy pomysł… można to wykorzystać do naszego zakonu.</text:p>
      <text:p text:style-name="P14"/>
      <text:p text:style-name="P15"/>
      <text:p text:style-name="P16"/>
      <text:p text:style-name="P17">Ludzie się rozchodząc:</text:p>
      <text:p text:style-name="P18"/>
      <text:p text:style-name="P19">- Nawet zabić się nie umie.</text:p>
      <text:p text:style-name="P20">- Zaś to samo, to już nudne.</text:p>
      <text:p text:style-name="Standard"><text:span text:style-name="T21">- Co<text:s/></text:span><text:span text:style-name="T22">na obiad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K</dc:creator>
    <meta:creation-date>2019-03-31T18:51:00Z</meta:creation-date>
    <dc:date>2019-04-15T13:40:00Z</dc:date>
    <meta:template xlink:href="Normal" xlink:type="simple"/>
    <meta:editing-cycles>3</meta:editing-cycles>
    <meta:editing-duration>PT180S</meta:editing-duration>
    <meta:document-statistic meta:page-count="1" meta:paragraph-count="1" meta:word-count="84" meta:character-count="588" meta:row-count="4" meta:non-whitespace-character-count="505"/>
  </office:meta>
</office:document-meta>
</file>